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59d3c"/>
    </style:style>
    <style:style style:name="P2" style:family="paragraph" style:parent-style-name="Text_20_body">
      <style:text-properties officeooo:rsid="00069deb" officeooo:paragraph-rsid="000a37a0"/>
    </style:style>
    <style:style style:name="P3" style:family="paragraph" style:parent-style-name="Heading_20_1">
      <style:text-properties officeooo:rsid="000bdd88" officeooo:paragraph-rsid="000bdd88"/>
    </style:style>
    <style:style style:name="P4" style:family="paragraph" style:parent-style-name="Text_20_body">
      <style:text-properties officeooo:rsid="000bdd88" officeooo:paragraph-rsid="000bdd88"/>
    </style:style>
    <style:style style:name="P5" style:family="paragraph" style:parent-style-name="Text_20_body" style:list-style-name="L1">
      <style:text-properties officeooo:rsid="000bdd88" officeooo:paragraph-rsid="000bdd88"/>
    </style:style>
    <style:style style:name="P6" style:family="paragraph" style:parent-style-name="Heading_20_1">
      <style:text-properties officeooo:rsid="000ca4bf" officeooo:paragraph-rsid="000ca4bf"/>
    </style:style>
    <style:style style:name="P7" style:family="paragraph" style:parent-style-name="Text_20_body">
      <style:text-properties officeooo:rsid="000ca4bf" officeooo:paragraph-rsid="000ca4bf"/>
    </style:style>
    <style:style style:name="P8" style:family="paragraph" style:parent-style-name="Heading_20_1">
      <style:text-properties officeooo:rsid="000d6bf0" officeooo:paragraph-rsid="000d6bf0"/>
    </style:style>
    <style:style style:name="P9" style:family="paragraph" style:parent-style-name="Text_20_body">
      <style:text-properties officeooo:rsid="000d6bf0" officeooo:paragraph-rsid="000d6bf0"/>
    </style:style>
    <style:style style:name="T1" style:family="text">
      <style:text-properties officeooo:rsid="00059d3c"/>
    </style:style>
    <style:style style:name="T2" style:family="text">
      <style:text-properties officeooo:rsid="000a37a0"/>
    </style:style>
    <style:style style:name="T3" style:family="text">
      <style:text-properties officeooo:rsid="000bdd88"/>
    </style:style>
    <style:style style:name="T4" style:family="text">
      <style:text-properties officeooo:rsid="000845d7"/>
    </style:style>
    <style:style style:name="T5" style:family="text">
      <style:text-properties officeooo:rsid="000d6bf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. Introduction</text:span></text:h>
      <text:p text:style-name="P2">In underwater conditions images are degraded due to poor lighting, colour absorption and light scattering, <text:span text:style-name="T2">a</text:span>ll of <text:span text:style-name="T2">which</text:span> are amplified as depth increases. <text:span text:style-name="T2">This degradation is particularly harmful to object detection models which are typically trained on terrestrial image datasets, such as COCO(Common Objects in Context).</text:span></text:p>
      <text:p text:style-name="P2"><text:span text:style-name="T2">A common approach to addressing the </text:span><text:span text:style-name="T3">domain shift</text:span><text:span text:style-name="T2"> is to retrain the model using condition specific datasets. </text:span><text:span text:style-name="T3">H</text:span><text:span text:style-name="T2">owever, </text:span><text:span text:style-name="T3">this </text:span><text:span text:style-name="T2">increase</text:span><text:span text:style-name="T3">s</text:span><text:span text:style-name="T2"> computational cost and reduces model generalisability. This project </text:span>intend<text:span text:style-name="T2">s</text:span> to <text:span text:style-name="T2">investigate</text:span><text:span text:style-name="T4"> </text:span><text:span text:style-name="T2">whether image</text:span><text:span text:style-name="T4"> de-hazing can be an effective alternative to domain specific retraining for object detection in underwater conditions. </text:span><text:span text:style-name="T2">Performance </text:span><text:span text:style-name="T4">will be </text:span><text:span text:style-name="T2">evaluated</text:span><text:span text:style-name="T4"> </text:span><text:span text:style-name="T2">using</text:span><text:span text:style-name="T4"> </text:span><text:span text:style-name="T2">object detection metrics, inference speed as well as computational resource usage metrics.</text:span></text:p>
      <text:h text:style-name="P3" text:outline-level="1">2. Research Questions</text:h>
      <text:p text:style-name="P4">This project aims to answer these questions in no particular order:</text:p>
      <text:list text:style-name="L1">
        <text:list-item>
          <text:p text:style-name="P5">Can image de-hazing improve underwater object detection performance to a level comparable to that achieved through domain retraining?</text:p>
        </text:list-item>
        <text:list-item>
          <text:p text:style-name="P5">How do different classes (deep learning based, restoration based and enhancement based) of de-hazing methods affect object detection performance?</text:p>
        </text:list-item>
        <text:list-item>
          <text:p text:style-name="P5">Is image pre-processing via de-hazing more computationally efficient than retraining a model for underwater conditions?</text:p>
        </text:list-item>
      </text:list>
      <text:h text:style-name="P6" text:outline-level="1">3. Literature</text:h>
      <text:p text:style-name="P7">Im using USOD10K as my datasets</text:p>
      <text:p text:style-name="P7">Im using the USOD10K pretrained model as my domain change model</text:p>
      <text:p text:style-name="P7">im suing stabdrar YOLOv3 as my general detector</text:p>
      <text:p text:style-name="P7">im using a deep learning de hazing algorithm – chose one and explain it</text:p>
      <text:p text:style-name="P7">im using a restoration <text:s/>method – choose one and explain it</text:p>
      <text:p text:style-name="P7">im suing a enchancement method – chose one and explain it</text:p>
      <text:p text:style-name="P7">expalin <text:s/>domain adaptation as a general</text:p>
      <text:p text:style-name="P7"/>
      <text:h text:style-name="P6" text:outline-level="1">4. Methodology</text:h>
      <text:p text:style-name="P7">Im going to download the publicly available YOLOv3, I will then use clean terrestrial images to establish baseline performance, I will then use the USOD10K dataset and see how much the haze has degarded detection, I will then run the pretrained YOLO on the USOD10K to see domain adaptation imprvements,I will then run the threee dehazing methods and parse their results into the standard YOLOv3, I will then compare those against the regular dataset as well as the domain trained model. I will be runing all of this on my personal pc, suing gpu acceleration to rpevent long <text:soft-page-break/>rprocessing times, I will run on the pytoch framework, on a linux OS, using ROCm on an AMD GPU, I will use <text:a xlink:type="simple" xlink:href="mailto:mAP@0.5" text:style-name="Internet_20_link" text:visited-style-name="Visited_20_Internet_20_Link">mAP@0.5</text:a> and <text:a xlink:type="simple" xlink:href="mailto:mAP@0.5-0.9" text:style-name="Internet_20_link" text:visited-style-name="Visited_20_Internet_20_Link">mAP@0.5-0.9</text:a> as well as inference speed, precision and <text:span text:style-name="T5">resource usage, focsuiing on VRAM and GPU core utilisation(if I can figure that out), maybe I will test storage requirements to see if dehaxing means we need a bigger storage device for the same perfomance but idk about this one</text:span></text:p>
      <text:h text:style-name="P8" text:outline-level="1">5. Technical Infrastructure</text:h>
      <text:p text:style-name="P9">ROCm might have a fit, Fedora is cringe with ROCm, my GPU has a beefy 16gb of vram but ai is a hungry whore, need to test what max batch size is reasoanble, using github and gitkraken for version control on software, might use docker, idk if I can be arsed, backup startegy is to start selling fentanyl </text:p>
      <text:p text:style-name="P4"/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8:57:59.521425722</meta:creation-date>
    <dc:date>2026-02-18T22:10:15.951863514</dc:date>
    <meta:editing-duration>PT6M57S</meta:editing-duration>
    <meta:editing-cycles>1</meta:editing-cycles>
    <meta:document-statistic meta:table-count="0" meta:image-count="0" meta:object-count="0" meta:page-count="2" meta:paragraph-count="20" meta:word-count="482" meta:character-count="3004" meta:non-whitespace-character-count="2539"/>
    <meta:generator>LibreOffice/25.8.4.2$Linux_X86_64 LibreOffice_project/580$Build-2</meta:generator>
  </office:meta>
</office:document-meta>
</file>